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104cm" fo:min-width="2.881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061cm" fo:min-width="2.881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624cm" fo:min-width="1.387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803cm" fo:min-width="2.204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104cm" fo:min-width="2.88cm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828cm" fo:min-width="2.224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836cm" fo:min-width="1.745cm"/>
    </style:style>
    <style:style style:name="gr10" style:family="graphic" style:parent-style-name="objectwithoutfill">
      <style:graphic-properties draw:marker-start="Arrow" draw:fill="none" draw:textarea-vertical-align="middle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662cm" fo:min-width="2.036cm"/>
    </style:style>
    <style:style style:name="gr12" style:family="graphic" style:parent-style-name="standard">
      <style:graphic-properties draw:stroke="none" svg:stroke-color="#000000" draw:fill="none" draw:fill-color="#ffffff" fo:min-height="0.874cm"/>
    </style:style>
    <style:style style:name="gr13" style:family="graphic" style:parent-style-name="standard">
      <style:graphic-properties draw:stroke="none" svg:stroke-color="#000000" draw:fill="none" draw:fill-color="#ffffff" fo:min-height="0.83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stroke="none" svg:stroke-color="#000000" draw:fill="none" draw:fill-color="#ffffff" fo:min-height="0.832cm"/>
    </style:style>
    <style:style style:name="gr16" style:family="graphic" style:parent-style-name="standard">
      <style:graphic-properties draw:stroke="none" svg:stroke-color="#000000" draw:fill="none" draw:fill-color="#ffffff" fo:min-height="0.556cm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1.061cm" fo:min-width="2.879cm"/>
    </style:style>
    <style:style style:name="gr19" style:family="graphic" style:parent-style-name="standard">
      <style:graphic-properties draw:stroke="none" svg:stroke-color="#000000" draw:fill="none" draw:fill-color="#ffffff" fo:min-height="0.831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0.919cm" fo:min-width="1.745cm"/>
    </style:style>
    <style:style style:name="gr21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79cm" svg:height="1.914cm" svg:x="18.232cm" svg:y="11.548cm">
          <draw:glue-point draw:id="12" svg:x="-1.992cm" svg:y="-4.373cm"/>
          <draw:glue-point draw:id="13" svg:x="-4.649cm" svg:y="-1.718cm"/>
          <draw:glue-point draw:id="14" svg:x="-4.649cm" svg:y="2.262cm"/>
          <draw:glue-point draw:id="15" svg:x="-1.992cm" svg:y="4.252cm"/>
          <draw:glue-point draw:id="16" svg:x="1.994cm" svg:y="-4.373cm"/>
          <draw:glue-point draw:id="17" svg:x="1.728cm" svg:y="4.916cm"/>
          <draw:glue-point draw:id="18" svg:x="4.651cm" svg:y="2.262cm"/>
          <draw:glue-point draw:id="19" svg:x="4.651cm" svg:y="-2.382cm"/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4.779cm" svg:height="1.853cm" svg:x="11.064cm" svg:y="3.951cm">
          <draw:glue-point draw:id="12" svg:x="4.503cm" svg:y="2.379cm"/>
          <text:p text:style-name="P1"><text:span text:style-name="T1">User</text:span></text:p>
          <text:p text:style-name="P1"><text:span text:style-name="T1">&lt;project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667cm" svg:height="1.236cm" svg:x="12.12cm" svg:y="9.924cm">
          <text:p text:style-name="P1"><text:span text:style-name="T1">Ta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3.822cm" svg:height="1.489cm" svg:x="17.277cm" svg:y="1.762cm">
          <text:p text:style-name="P1"><text:span text:style-name="T1">U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8.931cm" svg:y1="11.828cm" svg:x2="14.787cm" svg:y2="10.542cm" draw:start-shape="id1" draw:start-glue-point="5" draw:end-shape="id2" draw:end-glue-point="10" svg:d="M18931 11828l-4144-1286" svg:viewBox="0 0 4145 1287">
          <text:p/>
        </draw:connector>
        <draw:custom-shape draw:style-name="gr6" draw:text-style-name="P2" xml:id="id3" draw:id="id3" draw:layer="layout" svg:width="4.778cm" svg:height="1.914cm" svg:x="3.898cm" svg:y="11.548cm">
          <draw:glue-point draw:id="12" svg:x="1.958cm" svg:y="-4.373cm"/>
          <draw:glue-point draw:id="13" svg:x="4.351cm" svg:y="-2.382cm"/>
          <draw:glue-point draw:id="14" svg:x="4.616cm" svg:y="2.262cm"/>
          <draw:glue-point draw:id="15" svg:x="1.693cm" svg:y="4.916cm"/>
          <text:p text:style-name="P4"><text:span text:style-name="T1">Col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8.676cm" svg:y1="12.505cm" svg:x2="18.232cm" svg:y2="12.505cm" draw:start-shape="id3" draw:start-glue-point="10" draw:end-shape="id1" draw:end-glue-point="6" svg:d="M8676 12505h9556" svg:viewBox="0 0 9557 1">
          <text:p/>
        </draw:connector>
        <draw:connector draw:style-name="gr7" draw:text-style-name="P3" draw:layer="layout" draw:type="line" svg:x1="20.665cm" svg:y1="16.875cm" svg:x2="20.622cm" svg:y2="13.462cm" draw:start-shape="id4" draw:start-glue-point="4" draw:end-shape="id1" draw:end-glue-point="8" svg:d="M20665 16875l-43-3413" svg:viewBox="0 0 44 3414">
          <text:p/>
        </draw:connector>
        <draw:connector draw:style-name="gr7" draw:text-style-name="P3" draw:layer="layout" draw:type="line" svg:x1="6.271cm" svg:y1="16.865cm" svg:x2="6.287cm" svg:y2="13.462cm" draw:start-shape="id5" draw:start-glue-point="4" draw:end-shape="id3" draw:end-glue-point="8" svg:d="M6271 16865l16-3403" svg:viewBox="0 0 17 3404">
          <text:p/>
        </draw:connector>
        <draw:custom-shape draw:style-name="gr8" draw:text-style-name="P2" xml:id="id4" draw:id="id4" draw:layer="layout" svg:width="3.85cm" svg:height="1.524cm" svg:x="18.74cm" svg:y="16.875cm">
          <text:p text:style-name="P1"><text:span text:style-name="T1">User</text:span></text:p>
          <text:p text:style-name="P1"><text:span text:style-name="T1">&lt;collab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3.175cm" svg:height="1.534cm" svg:x="4.683cm" svg:y="16.865cm">
          <text:p text:style-name="P1"><text:span text:style-name="T1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8.74cm" svg:y1="17.637cm" svg:x2="7.858cm" svg:y2="17.632cm" draw:start-shape="id4" draw:start-glue-point="6" draw:end-shape="id5" draw:end-glue-point="10" svg:d="M18740 17637l-10882-5" svg:viewBox="0 0 10883 6">
          <text:p/>
        </draw:connector>
        <draw:connector draw:style-name="gr5" draw:text-style-name="P3" draw:layer="layout" draw:type="line" svg:x1="6.287cm" svg:y1="11.548cm" svg:x2="11.763cm" svg:y2="5.533cm" draw:start-shape="id3" draw:start-glue-point="4" draw:end-shape="id6" draw:end-glue-point="7" svg:d="M6287 11548l5476-6015" svg:viewBox="0 0 5477 6016">
          <text:p/>
        </draw:connector>
        <draw:connector draw:style-name="gr5" draw:text-style-name="P3" draw:layer="layout" draw:type="line" svg:x1="20.622cm" svg:y1="11.548cm" svg:x2="15.144cm" svg:y2="5.533cm" draw:start-shape="id1" draw:start-glue-point="4" draw:end-shape="id6" draw:end-glue-point="9" svg:d="M20622 11548l-5478-6015" svg:viewBox="0 0 5479 6016">
          <text:p/>
        </draw:connector>
        <draw:connector draw:style-name="gr10" draw:text-style-name="P3" draw:layer="layout" draw:type="line" svg:x1="17.836cm" svg:y1="3.033cm" svg:x2="15.144cm" svg:y2="4.222cm" draw:start-shape="id7" draw:start-glue-point="7" draw:end-shape="id6" draw:end-glue-point="11" svg:d="M17836 3033l-2692 1189" svg:viewBox="0 0 2693 1190">
          <text:p/>
        </draw:connector>
        <draw:connector draw:style-name="gr5" draw:text-style-name="P3" draw:layer="layout" draw:type="line" svg:x1="7.977cm" svg:y1="11.828cm" svg:x2="12.12cm" svg:y2="10.542cm" draw:start-shape="id3" draw:start-glue-point="11" draw:end-shape="id2" draw:end-glue-point="6" svg:d="M7977 11828l4143-1286" svg:viewBox="0 0 4144 1287">
          <text:p/>
        </draw:connector>
        <draw:custom-shape draw:style-name="gr11" draw:text-style-name="P5" xml:id="id8" draw:id="id8" draw:layer="layout" svg:width="3.584cm" svg:height="1.288cm" svg:x="11.668cm" svg:y="13.174cm">
          <text:p text:style-name="P1"><text:span text:style-name="T2">Annot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8.4cm" svg:y1="12.937cm" svg:x2="15.252cm" svg:y2="13.818cm" draw:start-shape="id1" draw:start-glue-point="14" draw:end-shape="id8" draw:end-glue-point="10" svg:d="M18400 12937l-3148 881" svg:viewBox="0 0 3149 882">
          <text:p/>
        </draw:connector>
        <draw:connector draw:style-name="gr5" draw:text-style-name="P3" draw:layer="layout" draw:type="line" svg:x1="8.492cm" svg:y1="12.937cm" svg:x2="11.668cm" svg:y2="13.818cm" draw:start-shape="id3" draw:start-glue-point="14" draw:end-shape="id8" draw:end-glue-point="6" svg:d="M8492 12937l3176 881" svg:viewBox="0 0 3177 882">
          <text:p/>
        </draw:connector>
        <draw:frame draw:style-name="gr12" draw:text-style-name="P6" draw:layer="layout" svg:width="1.719cm" svg:height="1.124cm" svg:x="15.224cm" svg:y="2.778cm">
          <draw:text-box>
            <text:p><text:span text:style-name="T2">ident</text:span></text:p>
          </draw:text-box>
        </draw:frame>
        <draw:frame draw:style-name="gr13" draw:text-style-name="P6" draw:layer="layout" svg:width="2.568cm" svg:height="1.08cm" svg:x="12.275cm" svg:y="16.938cm">
          <draw:text-box>
            <text:p><text:span text:style-name="T2">member</text:span></text:p>
          </draw:text-box>
        </draw:frame>
        <draw:frame draw:style-name="gr13" draw:text-style-name="P7" draw:layer="layout" svg:width="1.627cm" svg:height="1.08cm" svg:x="12.708cm" svg:y="11.604cm">
          <draw:text-box>
            <text:p><text:span text:style-name="T2">item</text:span></text:p>
          </draw:text-box>
        </draw:frame>
        <draw:frame draw:style-name="gr14" draw:text-style-name="P6" draw:layer="layout" svg:width="1.329cm" svg:height="0.806cm" svg:x="8.112cm" svg:y="14.335cm">
          <draw:text-box>
            <text:p><text:span text:style-name="T2">acl</text:span></text:p>
          </draw:text-box>
        </draw:frame>
        <draw:frame draw:style-name="gr13" draw:text-style-name="P6" draw:layer="layout" svg:width="2.391cm" svg:height="1.08cm" svg:x="20.58cm" svg:y="14.525cm">
          <draw:text-box>
            <text:p><text:span text:style-name="T2">acl</text:span></text:p>
          </draw:text-box>
        </draw:frame>
        <draw:frame draw:style-name="gr15" draw:text-style-name="P6" draw:layer="layout" svg:width="1.577cm" svg:height="1.082cm" svg:x="5.265cm" svg:y="14.589cm">
          <draw:text-box>
            <text:p><text:span text:style-name="T2">acl</text:span></text:p>
          </draw:text-box>
        </draw:frame>
        <draw:frame draw:style-name="gr13" draw:text-style-name="P6" draw:layer="layout" svg:width="2.868cm" svg:height="1.08cm" svg:x="17.993cm" svg:y="7.931cm">
          <draw:text-box>
            <text:p><text:span text:style-name="T2">owner</text:span></text:p>
          </draw:text-box>
        </draw:frame>
        <draw:frame draw:style-name="gr13" draw:text-style-name="P6" draw:layer="layout" svg:width="1.952cm" svg:height="1.08cm" svg:x="7.096cm" svg:y="7.921cm">
          <draw:text-box>
            <text:p><text:span text:style-name="T2">owner</text:span></text:p>
          </draw:text-box>
        </draw:frame>
        <draw:frame draw:style-name="gr16" draw:text-style-name="P6" draw:layer="layout" svg:width="1.494cm" svg:height="0.806cm" svg:x="15.669cm" svg:y="10.981cm">
          <draw:text-box>
            <text:p><text:span text:style-name="T2">tag</text:span></text:p>
          </draw:text-box>
        </draw:frame>
        <draw:frame draw:style-name="gr17" draw:text-style-name="P6" draw:layer="layout" svg:width="1.767cm" svg:height="0.889cm" svg:x="9.52cm" svg:y="12.684cm">
          <draw:text-box>
            <text:p><text:span text:style-name="T2">note</text:span></text:p>
          </draw:text-box>
        </draw:frame>
        <draw:connector draw:style-name="gr5" draw:text-style-name="P3" draw:layer="layout" draw:type="curve" draw:line-skew="0cm -6.654cm" svg:x1="4.597cm" svg:y1="13.182cm" svg:x2="4.597cm" svg:y2="11.828cm" draw:start-shape="id3" draw:start-glue-point="7" draw:end-shape="id3" draw:end-glue-point="5" svg:d="M4597 13182c0 1173-2073 783-2073-676 0-1458 2073-1849 2073-678" svg:viewBox="0 0 2074 2731">
          <text:p/>
        </draw:connector>
        <draw:frame draw:style-name="gr13" draw:text-style-name="P6" draw:layer="layout" svg:width="1.628cm" svg:height="1.08cm" svg:x="3.182cm" svg:y="10.207cm">
          <draw:text-box>
            <text:p><text:span text:style-name="T2">item</text:span></text:p>
          </draw:text-box>
        </draw:frame>
        <draw:connector draw:style-name="gr5" draw:text-style-name="P3" draw:layer="layout" draw:type="curve" draw:line-skew="-1.355cm" svg:x1="4.683cm" svg:y1="17.632cm" svg:x2="11.064cm" svg:y2="4.878cm" draw:start-shape="id5" draw:start-glue-point="6" draw:end-shape="id6" draw:end-glue-point="6" svg:d="M4683 17632c-2785 0-5976-12754 6381-12754" svg:viewBox="0 0 8935 12755">
          <text:p/>
        </draw:connector>
        <draw:frame draw:style-name="gr13" draw:text-style-name="P6" draw:layer="layout" svg:width="2.867cm" svg:height="1.08cm" svg:x="2.705cm" svg:y="5.826cm">
          <draw:text-box>
            <text:p><text:span text:style-name="T2">owner</text:span></text:p>
          </draw:text-box>
        </draw:frame>
        <draw:custom-shape draw:style-name="gr18" draw:text-style-name="P2" xml:id="id9" draw:id="id9" draw:layer="layout" svg:width="4.777cm" svg:height="1.853cm" svg:x="20.861cm" svg:y="3.951cm">
          <text:p text:style-name="P1"><text:span text:style-name="T1">User</text:span></text:p>
          <text:p text:style-name="P1"><text:span text:style-name="T1">&lt;admin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20.861cm" svg:y1="4.878cm" svg:x2="15.843cm" svg:y2="4.878cm" draw:start-shape="id9" draw:start-glue-point="6" draw:end-shape="id6" draw:end-glue-point="10" svg:d="M20861 4878h-5018" svg:viewBox="0 0 5019 1">
          <text:p/>
        </draw:connector>
        <draw:frame draw:style-name="gr19" draw:text-style-name="P6" draw:layer="layout" svg:width="2.866cm" svg:height="1.081cm" svg:x="17.277cm" svg:y="4.085cm">
          <draw:text-box>
            <text:p><text:span text:style-name="T2">admin</text:span></text:p>
          </draw:text-box>
        </draw:frame>
        <draw:custom-shape draw:style-name="gr20" draw:text-style-name="P2" xml:id="id11" draw:id="id11" draw:layer="layout" svg:width="3.175cm" svg:height="1.651cm" svg:x="21.955cm" svg:y="7.35cm">
          <text:p text:style-name="P1"><text:span text:style-name="T1">Re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2.667cm" svg:height="1.236cm" svg:x="12.12cm" svg:y="7.35cm">
          <text:p text:style-name="P1"><text:span text:style-name="T1">Al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9.67cm" svg:y1="11.669cm" svg:x2="14.397cm" svg:y2="8.405cm" draw:start-shape="id1" draw:start-glue-point="12" draw:end-shape="id10" draw:end-glue-point="9" svg:d="M19670 11669l-5273-3264" svg:viewBox="0 0 5274 3265">
          <text:p/>
        </draw:connector>
        <draw:connector draw:style-name="gr5" draw:text-style-name="P3" draw:layer="layout" draw:type="line" svg:x1="7.222cm" svg:y1="11.669cm" svg:x2="12.51cm" svg:y2="8.405cm" draw:start-shape="id3" draw:start-glue-point="12" draw:end-shape="id10" draw:end-glue-point="7" svg:d="M7222 11669l5288-3264" svg:viewBox="0 0 5289 3265">
          <text:p/>
        </draw:connector>
        <draw:frame draw:style-name="gr13" draw:text-style-name="P6" draw:layer="layout" svg:width="1.329cm" svg:height="1.08cm" svg:x="16.367cm" svg:y="14.144cm">
          <draw:text-box>
            <text:p><text:span text:style-name="T2">acl</text:span></text:p>
          </draw:text-box>
        </draw:frame>
        <draw:connector draw:style-name="gr5" draw:text-style-name="P3" draw:layer="layout" draw:type="line" svg:x1="7.095cm" svg:y1="13.445cm" svg:x2="19.303cm" svg:y2="17.098cm" draw:start-shape="id3" draw:start-glue-point="15" draw:end-shape="id4" draw:end-glue-point="5" svg:d="M7095 13445l12208 3653" svg:viewBox="0 0 12209 3654">
          <text:p/>
        </draw:connector>
        <draw:connector draw:style-name="gr5" draw:text-style-name="P3" draw:layer="layout" draw:type="line" svg:x1="19.67cm" svg:y1="13.318cm" svg:x2="7.393cm" svg:y2="17.089cm" draw:start-shape="id1" draw:start-glue-point="15" draw:end-shape="id5" draw:end-glue-point="11" svg:d="M19670 13318l-12277 3771" svg:viewBox="0 0 12278 3772">
          <text:p/>
        </draw:connector>
        <draw:connector draw:style-name="gr7" draw:text-style-name="P3" draw:layer="layout" draw:type="line" svg:x1="22.42cm" svg:y1="8.76cm" svg:x2="21.573cm" svg:y2="11.669cm" draw:start-shape="id11" draw:start-glue-point="7" draw:end-shape="id1" draw:end-glue-point="16" svg:d="M22420 8760l-847 2909" svg:viewBox="0 0 848 2910">
          <text:p/>
        </draw:connector>
        <draw:connector draw:style-name="gr7" draw:text-style-name="P3" draw:layer="layout" draw:type="line" svg:x1="22.42cm" svg:y1="7.591cm" svg:x2="15.604cm" svg:y2="5.317cm" draw:start-shape="id11" draw:start-glue-point="5" draw:end-shape="id6" draw:end-glue-point="12" svg:d="M22420 7591l-6816-2274" svg:viewBox="0 0 6817 2275">
          <text:p/>
        </draw:connector>
        <draw:frame draw:style-name="gr13" draw:text-style-name="P6" draw:layer="layout" svg:width="1.905cm" svg:height="1.08cm" svg:x="17.637cm" svg:y="6.143cm">
          <draw:text-box>
            <text:p><text:span text:style-name="T2">alloc</text:span></text:p>
          </draw:text-box>
        </draw:frame>
        <draw:frame draw:style-name="gr13" draw:text-style-name="P6" draw:layer="layout" svg:width="1.905cm" svg:height="1.08cm" svg:x="21.955cm" svg:y="9.89cm">
          <draw:text-box>
            <text:p><text:span text:style-name="T2">loc</text:span></text:p>
          </draw:text-box>
        </draw:frame>
        <draw:frame draw:style-name="gr17" draw:text-style-name="P6" draw:layer="layout" svg:width="1.767cm" svg:height="0.889cm" svg:x="15.743cm" svg:y="12.684cm">
          <draw:text-box>
            <text:p><text:span text:style-name="T2">note</text:span></text:p>
          </draw:text-box>
        </draw:frame>
        <draw:frame draw:style-name="gr16" draw:text-style-name="P6" draw:layer="layout" svg:width="1.494cm" svg:height="0.806cm" svg:x="9.509cm" svg:y="11.16cm">
          <draw:text-box>
            <text:p><text:span text:style-name="T2">tag</text:span></text:p>
          </draw:text-box>
        </draw:frame>
        <draw:frame draw:style-name="gr21" draw:text-style-name="P6" draw:layer="layout" svg:width="1.621cm" svg:height="1.016cm" svg:x="16.016cm" svg:y="8.747cm">
          <draw:text-box>
            <text:p><text:span text:style-name="T2">alias</text:span></text:p>
          </draw:text-box>
        </draw:frame>
        <draw:frame draw:style-name="gr21" draw:text-style-name="P6" draw:layer="layout" svg:width="1.621cm" svg:height="1.016cm" svg:x="9.509cm" svg:y="8.747cm">
          <draw:text-box>
            <text:p><text:span text:style-name="T2">ali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1:35:15.614431689</meta:creation-date>
    <dc:date>2018-06-07T10:17:29.598290039</dc:date>
    <meta:editing-duration>PT5H25M15S</meta:editing-duration>
    <meta:editing-cycles>12</meta:editing-cycles>
    <meta:generator>LibreOffice/5.1.6.2$Linux_X86_64 LibreOffice_project/10m0$Build-2</meta:generator>
    <meta:document-statistic meta:object-count="51"/>
  </office:meta>
</office:document-meta>
</file>